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4"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26) <text:span text:style-name="T1">Utility Functions </text:span>allows us <text:s/>to keep our files clean and organize functions that we may need in multiple files in one location. Same like video#16 cart.utils. </text:p>
      <text:p text:style-name="P2">27) As we implemented the integer value in cart-icon, so when ever even we sign in and sign out the component is re-render which is performance issue, and the selector(the integer value we extract from state) have library for this performance issue is <text:span text:style-name="T1">Reselect</text:span>.</text:p>
      <text:p text:style-name="P2">28) Create file in related redux folder like (redux -&gt; cart -&gt; <text:span text:style-name="T1">cart.selectors.js</text:span>). Import { createSelector } from ‘reselect’; So actually we have two type <text:span text:style-name="T1">selectors</text:span>. The first type in <text:span text:style-name="T1">inputSelector </text:span>that doesn’t use <text:span text:style-name="T1">createSelector </text:span>and there second type of selector called <text:span text:style-name="T1">ouputSelector (reruns memoized selectors)</text:span><text:s/>does use <text:span text:style-name="T1">inputSelector </text:span>and <text:span text:style-name="T1">createSelector </text:span>to build themselves. See the file and video#22 for more details of its implementation. So we export like <text:span text:style-name="T1">export const anyVar = createSelector([input1, input2(if any) in sequence), <text:s/>input1 (with any name but should be in seq) =&gt; functionality you want to return)]</text:span></text:p>
      <text:p text:style-name="P2">29) We have another reselect function as <text:span text:style-name="T1">createStructuredSelector </text:span>as we import it where we want to call our selector files of different redux and its usage is in <text:span text:style-name="T1">header.component.jsx </text:span>file and <text:span text:style-name="T1">video#23 </text:span>where we do not sending the state but using the <text:span text:style-name="T1">createStructuredSelector </text:span>as parameter to <text:span text:style-name="T1">mapStateToProps </text:span>function. </text:p>
      <text:p text:style-name="P2">30) As we we did the checkout page, and by clicking the button <text:span text:style-name="T1">checkout </text:span>we redirected to <text:span text:style-name="T1">checkout </text:span>page but the cart-dropdown is not hidden and in order to hide it we should write function <text:span text:style-name="T1">mapStateToDispatch</text:span>. Or instead we have another way, as we are calling the <text:span text:style-name="T1">mapStateToProps</text:span><text:s/>which is higher order function that pass the arguments to our function but the important thing here is that <text:span text:style-name="T1">mapStateToProps also pass </text:span><text:span text:style-name="T4">dispatch</text:span><text:span text:style-name="T1"><text:s/>argument to our component that we can use instead of mapStateToDipatch to dispatch our value by calling action. </text:span>As for small thing we write function is verbose. We can use it like <text:span text:style-name="T1">dispatch(any_action())</text:span>. </text:p>
      <text:p text:style-name="P2"/>
      <text:p text:style-name="P2"/>
      <text:p text:style-name="P1"><text:span text:style-name="T1">9. Master Project - Session Storage + Persistence</text:span></text:p>
      <text:p text:style-name="P1"><text:span text:style-name="T1"/></text:p>
      <text:p text:style-name="P2">1) Up until now there is issue in our app that when we refresh the page or close the web site and open again, all the reducer (carts etc) vanishes. As we are not storing these somewhere, so we have two options <text:span text:style-name="T1">local storage and firebase</text:span>. The <text:span text:style-name="T1">LocalStorage </text:span>is easy to implement for now and we also have library something like <text:span text:style-name="T1">redux-persist</text:span>.</text:p>
      <text:p text:style-name="P2">2) <text:span text:style-name="T1">LocalStorage </text:span>is available in <text:span text:style-name="T1">window </text:span>object of the browser like <text:span text:style-name="T1">window.sessionStorage/localStorage </text:span>in browser. (<text:span text:style-name="T1">sessionStorage </text:span>is for saving data till the session like if we close the window/tab then we lose the value and the <text:span text:style-name="T1">localStorage</text:span><text:s/>will be there unless we clear like it will be there even if we close the browser). </text:p>
      <text:p text:style-name="P2">3) <text:span text:style-name="T1">LocalStorage </text:span>have two functions <text:span text:style-name="T1">setItem, getItem </text:span>by using the <text:span text:style-name="T1">string key</text:span>. We only have to use <text:span text:style-name="T1">string type key</text:span>. So we have object like <text:span text:style-name="T1">const obj1 = { name: any }; </text:span>and we can store it by <text:span text:style-name="T1">window.localStorage(‘any_string_key’, JSON.</text:span>s<text:span text:style-name="T1">tringify(obj1))</text:span>. Here JSON is javascript function that is always available and <text:span text:style-name="T1">stringify </text:span>is use to convert the object to text format. So now to get it, we use <text:span text:style-name="T1">window.localStorage.getItem(‘any_string_key’)</text:span>. It will return string because we stringify it, to have it back we wrap it under <text:span text:style-name="T1">JSON.parse(window.localStorage.getItem(‘any_string_key’))</text:span></text:p>
      <text:p text:style-name="P2">4) Install the <text:span text:style-name="T1">redux-persist </text:span>by <text:span text:style-name="T1">npm install redux-persist</text:span>. Through redux-persist we can use the local/sessionStorage very easily. </text:p>
      <text:p text:style-name="P2">5) <text:span text:style-name="T1">import { persistStore } from ‘redux-persist’ </text:span>in <text:span text:style-name="T1">store.js </text:span>file in <text:span text:style-name="T1">redux </text:span>folder. All it does that it allows our browser to actually cache our store now depending on some configuration options that we set. We send the <text:span text:style-name="T1">RootReducer</text:span><text:s/>stored in <text:span text:style-name="T1">store</text:span><text:s/>variable (make it export) in <text:span text:style-name="T1">persistStore</text:span><text:s/>function which will make the store persisted. We will <text:span text:style-name="T1">export</text:span><text:s/>the <text:span text:style-name="T1">store</text:span><text:s/>and <text:span text:style-name="T1">persisted store </text:span>to make new provider that wrap our whole application. </text:p>
      <text:p text:style-name="P2">6) Import 2 things in root-reducer.js file, <text:span text:style-name="T1">import { persistReducer } from ‘redux-persist’; </text:span>and <text:span text:style-name="T1">import storage from ‘redux-persist/lib/storage’ (this is localStorage and for sessionStorage we import it from different folder of persist lib);</text:span></text:p>
      <text:p text:style-name="P2">7) Make the configuration object in the root-reducer.js file and it look like <text:span text:style-name="T1">const persistConfig = { key: ‘root’, <text:s/>storage, <text:s/>whitelist:[any redux we export from root-reducer in string format (in our case ‘cart’ but not ‘user’ bcz user is stored in firebase)]};</text:span></text:p>
      <text:p text:style-name="P2">8) Export the <text:span text:style-name="T1">persistConfig </text:span>and the <text:span text:style-name="T1">rootReducer</text:span><text:s/>(newly created object to store the previous exported value/object) using <text:span text:style-name="T1">persistReducer </text:span>as <text:span text:style-name="T1">persistReducer(persistConfig, rootReducer)</text:span></text:p>
      <text:p text:style-name="P2">9) In <text:span text:style-name="T1">index.js </text:span>file <text:span text:style-name="T1">import { persistGate } from ‘redux-persist/integration/react’</text:span><text:s/>and <text:span text:style-name="T1">import { store, persister } from store.js file</text:span>, and then wrap the &lt;app /&gt; with persistGate as <text:span text:style-name="T1">&lt;persistGate persistor={persistor}&gt; &lt;app /&gt; &lt;/persistGate&gt;</text:span>. <text:span text:style-name="T1">Note </text:span>that the store provider is also wrapping both the app and the persistGate, bcz also accommodate the store in app and also persist it through local/sessionStorage.</text:p>
      <text:p text:style-name="P2">10) So it basically stores the data in browser locally across <text:span text:style-name="T1">sessions </text:span>and <text:span text:style-name="T1">tabs</text:span>. </text:p>
      <text:p text:style-name="P2"/>
      <text:p text:style-name="P2"/>
      <text:p text:style-name="P1"><text:span text:style-name="T1">10. Master Project - REDUX 2</text:span></text:p>
      <text:p text:style-name="P1"><text:span text:style-name="T1"/></text:p>
      <text:p text:style-name="P2">1) In the first video we are moving the hard coded data like in directory or in shop data (having the image urls and etc) to their related (new) redux files. Here one question arises that if these hard coded data is not updating then why are we moving it to redux. For now there <text:span text:style-name="T1">two reasons </text:span>for this, i) the data will be available all over the app, ii) its easy for us to test the if it is in redux. See the updated structure for these data in related folders/files. And most important there is no harm in doing it this way.</text:p>
      <text:p text:style-name="P2">2) <text:span text:style-name="T1">ShopPage</text:span><text:s/>is becoming a simple non-connected component now. We will now have the child component of the <text:span text:style-name="T1">ShopPage</text:span><text:s/>be connected. So at this point we created file <text:span text:style-name="T1">collections-overview </text:span>and the <text:span text:style-name="T1">shop </text:span>page is root for the <text:span text:style-name="T1">overview </text:span>component. We done this to have the <text:span text:style-name="T1">/shop </text:span>route as <text:span text:style-name="T1">root route </text:span>to the categories of shop like for hat, shoes etc like <text:span text:style-name="T1">/shop/:category (which means nested routing)</text:span>.</text:p>
      <text:p text:style-name="P2"/>
      <text:p text:style-name="P2"><text:s/></text:p>
      <text:p text:style-name="P1"><text:span text:style-name="T1">11. Master Project - Advanced Routing</text:span></text:p>
      <text:p text:style-name="P1"><text:span text:style-name="T1"/></text:p>
      <text:p text:style-name="P2">1) <text:span text:style-name="T1">Import { Route } from ‘react-router-dom’; </text:span>and make the <text:span text:style-name="T1">&lt;CollectionOveriew /&gt; </text:span>as <text:span text:style-name="T1">&lt;Route exact path=`{${match.path}`} component={CollectionOverview} /&gt;</text:span>. As we pass the <text:span text:style-name="T1">match </text:span>argument to the <text:span text:style-name="T1">shop </text:span>component and we have access to <text:span text:style-name="T1">match </text:span>value due to <text:span text:style-name="T1">route /shop </text:span>in <text:span text:style-name="T1">app.js </text:span>file. </text:p>
      <text:p text:style-name="P2">2) Create <text:span text:style-name="T1">CategoryPage </text:span>and import in <text:span text:style-name="T1">shop.jsx file</text:span>. Add route <text:span text:style-name="T1">&lt;Route exact path=`{${match.path}/:categoryId`} component={CategoryPage} /&gt;</text:span>. This actually the nested route. By this we have access to <text:span text:style-name="T1">match, path, history </text:span>arguments in our CategoryPage. So <text:span text:style-name="T1">CategoryPage </text:span>add the <text:span text:style-name="T1">match </text:span>argument, if we console it we will get the route as <text:span text:style-name="T1">/shop/hats (if we route there) </text:span>instead of<text:span text:style-name="T1"><text:s/>/shop/:categoryId</text:span>. So :categoryId will be replaced by what we pass in the router like <text:span text:style-name="T1">localhost:9000/shop/hats</text:span>. So now in CategoryPage we can use this <text:span text:style-name="T1">match.param.categoryId </text:span>to show different categories through selector.</text:p>
      <text:p text:style-name="P2">3) As now we have <text:span text:style-name="T1">categoryId</text:span><text:s/>as <text:span text:style-name="T1">string </text:span>and the actual id in category is <text:span text:style-name="T1">integer</text:span>. We can resolve this, one way is to make object in <text:span text:style-name="T1">shop-selectore </text:span>by the name of <text:span text:style-name="T1">COLLECTION_ID_MAP</text:span><text:s/>to map the key (get from route) to the actual id like <text:span text:style-name="T1">COLLECTION_ID_MAP {hats: 1, …}</text:span>.</text:p>
      <text:p text:style-name="P2">4) So after creating the selector, import it in collection-component and make the mapStateToProps function. Now the <text:span text:style-name="T1">mapStateToProps </text:span>can have to arguments, one is <text:span text:style-name="T1">state </text:span>as usual and another one is <text:span text:style-name="T1">ownProps </text:span>like <text:span text:style-name="T1">mapStateToProps(state, ownProps) </text:span>through which we can get the <text:span text:style-name="T1">match param values </text:span>and this will return function/selector and we call again to pass the <text:span text:style-name="T1">state</text:span>. We will call it as <text:span text:style-name="T1">const mapStateToProps = (state, ownProps) =&gt; ({collection: selectionCollection(ownProps.match.params.collectionId})(state);</text:span>. As here the <text:span text:style-name="T1">state </text:span>pass at end is important bcz unlike other selectors, this selector needs a part of the state depending on the URL parameter.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